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text-align="justify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T20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1" style:parent-style-name="Normální" style:family="paragraph">
      <style:paragraph-properties style:text-autospace="none" fo:text-align="justify" fo:margin-top="0.0833in" fo:margin-bottom="0.0833in">
        <style:tab-stops>
          <style:tab-stop style:type="left" style:position="0.3937in"/>
        </style:tab-stops>
      </style:paragraph-properties>
      <style:text-properties style:font-name-complex="Calibri" style:font-size-complex="11.5pt" fo:language="en" fo:country="US"/>
    </style:style>
    <style:style style:name="P22" style:parent-style-name="Normální" style:family="paragraph">
      <style:paragraph-properties style:text-autospace="none" fo:text-align="justify" fo:margin-top="0.0833in" fo:margin-bottom="0.0833in">
        <style:tab-stops>
          <style:tab-stop style:type="left" style:position="0.3937in"/>
        </style:tab-stops>
      </style:paragraph-properties>
      <style:text-properties style:font-name-complex="Calibri" style:font-size-complex="11.5pt" fo:language="en" fo:country="US"/>
    </style:style>
    <style:style style:name="P2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4" style:parent-style-name="Standardnípísmoodstavce" style:family="text">
      <style:text-properties style:font-name-complex="Calibri" style:font-size-complex="11.5pt" fo:language="en" fo:country="US"/>
    </style:style>
    <style:style style:name="T25" style:parent-style-name="Standardnípísmoodstavce" style:family="text">
      <style:text-properties style:font-name-complex="Calibri" style:font-size-complex="11.5pt"/>
    </style:style>
    <style:style style:name="T26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7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28" style:parent-style-name="Standardnípísmoodstavce" style:family="text">
      <style:text-properties style:font-name-complex="Calibri" style:font-size-complex="11.5pt"/>
    </style:style>
    <style:style style:name="P29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30" style:parent-style-name="Standardnípísmoodstavce" style:family="text">
      <style:text-properties style:font-name-complex="Calibri" style:font-size-complex="11.5pt" fo:language="en" fo:country="US"/>
    </style:style>
    <style:style style:name="T31" style:parent-style-name="Standardnípísmoodstavce" style:family="text">
      <style:text-properties style:font-name-complex="Calibri" style:font-size-complex="11.5pt"/>
    </style:style>
    <style:style style:name="P32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 style:font-size-complex="11.5pt" fo:language="en" fo:country="US"/>
    </style:style>
    <style:style style:name="P3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4" style:parent-style-name="Standardnípísmoodstavce" style:family="text">
      <style:text-properties style:font-name-complex="Calibri" style:font-size-complex="11.5pt" fo:language="en" fo:country="US"/>
    </style:style>
    <style:style style:name="T35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36" style:parent-style-name="Standardnípísmoodstavce" style:family="text">
      <style:text-properties style:font-name-complex="Calibri" style:font-size-complex="11.5pt" fo:language="en" fo:country="US"/>
    </style:style>
    <style:style style:name="P3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8" style:parent-style-name="Standardnípísmoodstavce" style:family="text">
      <style:text-properties style:font-name-complex="Calibri" style:font-size-complex="11.5pt" fo:language="en" fo:country="US"/>
    </style:style>
    <style:style style:name="T39" style:parent-style-name="Standardnípísmoodstavce" style:family="text">
      <style:text-properties style:font-name-complex="Calibri" style:font-size-complex="11.5pt"/>
    </style:style>
    <style:style style:name="P40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1" style:parent-style-name="Standardnípísmoodstavce" style:family="text">
      <style:text-properties style:font-name-complex="Calibri" style:font-size-complex="11.5pt" fo:language="en" fo:country="US"/>
    </style:style>
    <style:style style:name="T42" style:parent-style-name="Standardnípísmoodstavce" style:family="text">
      <style:text-properties style:font-name-complex="Calibri" style:font-size-complex="11.5pt"/>
    </style:style>
    <style:style style:name="P43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4" style:parent-style-name="Standardnípísmoodstavce" style:family="text">
      <style:text-properties style:font-name-complex="Calibri" style:font-size-complex="11.5pt" fo:language="en" fo:country="US"/>
    </style:style>
    <style:style style:name="T45" style:parent-style-name="Standardnípísmoodstavce" style:family="text">
      <style:text-properties style:font-name-complex="Calibri" style:font-size-complex="11.5pt"/>
    </style:style>
    <style:style style:name="T46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/>
    </style:style>
    <style:style style:name="T47" style:parent-style-name="Standardnípísmoodstavce" style:family="text">
      <style:text-properties style:font-name-complex="Calibri" style:font-size-complex="11.5pt" fo:language="en" fo:country="US"/>
    </style:style>
    <style:style style:name="T48" style:parent-style-name="Standardnípísmoodstavce" style:family="text">
      <style:text-properties style:font-name-complex="Calibri" style:font-size-complex="11.5pt"/>
    </style:style>
    <style:style style:name="T49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/>
    </style:style>
    <style:style style:name="T50" style:parent-style-name="Standardnípísmoodstavce" style:family="text">
      <style:text-properties style:font-name-complex="Calibri" text:display="none" fo:color="#008576" style:font-size-complex="11.5pt" style:text-underline-type="single" style:text-underline-style="solid" style:text-underline-width="auto" style:text-underline-mode="continuous" fo:language="en" fo:country="US"/>
    </style:style>
    <style:style style:name="T51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 fo:language="en" fo:country="US"/>
    </style:style>
    <style:style style:name="T52" style:parent-style-name="Standardnípísmoodstavce" style:family="text">
      <style:text-properties style:font-name-complex="Calibri" text:display="none" fo:color="#008576" style:font-size-complex="11.5pt" style:text-underline-type="single" style:text-underline-style="solid" style:text-underline-width="auto" style:text-underline-mode="continuous" fo:language="en" fo:country="US"/>
    </style:style>
    <style:style style:name="T53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 fo:language="en" fo:country="US"/>
    </style:style>
    <style:style style:name="T54" style:parent-style-name="Standardnípísmoodstavce" style:family="text">
      <style:text-properties style:font-name-complex="Calibri" fo:color="#008576" style:font-size-complex="11.5pt" style:text-underline-type="single" style:text-underline-style="solid" style:text-underline-width="auto" style:text-underline-mode="continuous"/>
    </style:style>
    <style:style style:name="T55" style:parent-style-name="Standardnípísmoodstavce" style:family="text">
      <style:text-properties style:font-name-complex="Calibri" style:font-size-complex="11.5pt"/>
    </style:style>
    <style:style style:name="T56" style:parent-style-name="Standardnípísmoodstavce" style:family="text">
      <style:text-properties style:font-name-complex="Calibri" style:font-size-complex="11.5pt"/>
    </style:style>
    <style:style style:name="T57" style:parent-style-name="Standardnípísmoodstavce" style:family="text">
      <style:text-properties style:font-name-complex="Calibri" fo:color="#000000" style:font-size-complex="11.5pt"/>
    </style:style>
    <style:style style:name="P5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9" style:parent-style-name="Standardnípísmoodstavce" style:family="text">
      <style:text-properties style:font-name-complex="Calibri" fo:color="#000000" style:font-size-complex="11.5pt" fo:language="en" fo:country="US"/>
    </style:style>
    <style:style style:name="T60" style:parent-style-name="Standardnípísmoodstavce" style:family="text">
      <style:text-properties style:font-name-complex="Calibri" fo:color="#000000" style:font-size-complex="11.5pt"/>
    </style:style>
    <style:style style:name="P61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6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63" style:parent-style-name="Standardnípísmoodstavce" style:family="text">
      <style:text-properties style:font-name-complex="Calibri" style:font-size-complex="11.5pt" fo:language="en" fo:country="US"/>
    </style:style>
    <style:style style:name="T64" style:parent-style-name="Standardnípísmoodstavce" style:family="text">
      <style:text-properties style:font-name-complex="Calibri" style:font-size-complex="11.5pt"/>
    </style:style>
    <style:style style:name="P65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66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67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68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69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70" style:parent-style-name="Normální" style:family="paragraph">
      <style:paragraph-properties style:text-autospace="none" fo:text-align="justify"/>
    </style:style>
    <style:style style:name="T71" style:parent-style-name="Standardnípísmoodstavce" style:family="text">
      <style:text-properties style:font-name-complex="Calibri" style:font-size-complex="11.5pt" fo:language="en" fo:country="US"/>
    </style:style>
    <style:style style:name="T72" style:parent-style-name="Standardnípísmoodstavce" style:family="text">
      <style:text-properties style:font-name-complex="Calibri" style:font-size-complex="11.5pt"/>
    </style:style>
    <style:style style:name="T73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P7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75" style:parent-style-name="Standardnípísmoodstavce" style:family="text">
      <style:text-properties style:font-name-complex="Calibri" style:font-size-complex="11.5pt" fo:language="en" fo:country="US"/>
    </style:style>
    <style:style style:name="T76" style:parent-style-name="Standardnípísmoodstavce" style:family="text">
      <style:text-properties style:font-name-complex="Calibri" style:font-size-complex="11.5pt"/>
    </style:style>
    <style:style style:name="P77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78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79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80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81" style:parent-style-name="Normální" style:family="paragraph">
      <style:paragraph-properties style:text-autospace="none" fo:text-align="justify"/>
    </style:style>
    <style:style style:name="T82" style:parent-style-name="Standardnípísmoodstavce" style:family="text">
      <style:text-properties style:font-name-complex="Calibri" style:font-size-complex="11.5pt" fo:language="en" fo:country="US"/>
    </style:style>
    <style:style style:name="T83" style:parent-style-name="Standardnípísmoodstavce" style:family="text">
      <style:text-properties style:font-name-complex="Calibri" style:font-size-complex="11.5pt"/>
    </style:style>
    <style:style style:name="T84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P85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6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7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8" style:parent-style-name="Normální" style:family="paragraph">
      <style:paragraph-properties style:text-autospace="none"/>
      <style:text-properties style:font-name-complex="Calibri" style:font-size-complex="11.5pt" fo:background-color="#FFFF00" fo:language="en" fo:country="US"/>
    </style:style>
    <style:style style:name="P89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90" style:parent-style-name="Standardnípísmoodstavce" style:family="text">
      <style:text-properties style:font-name-complex="Calibri" style:font-size-complex="11.5pt" fo:language="en" fo:country="US"/>
    </style:style>
    <style:style style:name="T91" style:parent-style-name="Standardnípísmoodstavce" style:family="text">
      <style:text-properties style:font-name-complex="Calibri" style:font-size-complex="11.5pt"/>
    </style:style>
    <style:style style:name="P92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93" style:parent-style-name="Standardnípísmoodstavce" style:family="text">
      <style:text-properties style:font-name-complex="Calibri" style:font-size-complex="11.5pt" fo:language="en" fo:country="US"/>
    </style:style>
    <style:style style:name="T94" style:parent-style-name="Standardnípísmoodstavce" style:family="text">
      <style:text-properties style:font-name-complex="Calibri" style:font-size-complex="11.5pt"/>
    </style:style>
    <style:style style:name="P95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96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97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98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99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0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1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2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3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4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P105" style:parent-style-name="Normální" style:family="paragraph">
      <style:paragraph-properties style:text-autospace="none"/>
    </style:style>
    <style:style style:name="T106" style:parent-style-name="Standardnípísmoodstavce" style:family="text">
      <style:text-properties style:font-name-complex="Calibri" fo:font-weight="bold" style:font-weight-asian="bold" style:font-weight-complex="bold" fo:color="#008576" style:font-size-complex="11.5pt" fo:language="en" fo:country="US"/>
    </style:style>
    <style:style style:name="T107" style:parent-style-name="Standardnípísmoodstavce" style:family="text">
      <style:text-properties style:font-name-complex="Calibri" fo:font-weight="bold" style:font-weight-asian="bold" style:font-weight-complex="bold" fo:color="#008576" style:font-size-complex="11.5pt"/>
    </style:style>
    <style:style style:name="P108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109" style:parent-style-name="Standardnípísmoodstavce" style:family="text">
      <style:text-properties style:font-name-complex="Calibri" style:font-size-complex="11.5pt" fo:language="en" fo:country="US"/>
    </style:style>
    <style:style style:name="T110" style:parent-style-name="Standardnípísmoodstavce" style:family="text">
      <style:text-properties style:font-name-complex="Calibri" style:font-size-complex="11.5pt"/>
    </style:style>
    <style:style style:name="P111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112" style:parent-style-name="Standardnípísmoodstavce" style:family="text">
      <style:text-properties style:font-name-complex="Calibri" style:font-size-complex="11.5pt" fo:language="en" fo:country="US"/>
    </style:style>
    <style:style style:name="T113" style:parent-style-name="Standardnípísmoodstavce" style:family="text">
      <style:text-properties style:font-name-complex="Calibri" fo:font-style="italic" style:font-style-asian="italic" style:font-style-complex="italic" style:font-size-complex="11.5pt" fo:language="en" fo:country="US"/>
    </style:style>
    <style:style style:name="T114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P115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116" style:parent-style-name="Standardnípísmoodstavce" style:family="text">
      <style:text-properties style:font-name-complex="Calibri" style:font-size-complex="11.5pt" fo:language="en" fo:country="US"/>
    </style:style>
    <style:style style:name="T117" style:parent-style-name="Standardnípísmoodstavce" style:family="text">
      <style:text-properties style:font-name-complex="Calibri" style:font-size-complex="11.5pt"/>
    </style:style>
    <style:style style:name="T118" style:parent-style-name="Standardnípísmoodstavce" style:family="text">
      <style:text-properties style:font-name-complex="Calibri" fo:font-style="italic" style:font-style-asian="italic" style:font-style-complex="italic" style:font-size-complex="11.5pt"/>
    </style:style>
    <style:style style:name="P119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4/2021<text:bookmark-end text:name="Text14"/></text:p>
            <text:p text:style-name="Normální">KVOP-31582/2021<text:bookmark-end text:name="Text2"/></text:p>
            <text:p text:style-name="Normální"><text:bookmark-start text:name="Text6"/>03. 08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K. T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 poskytnutí informace a odkaz na zveřejněnou informaci podle § 6 odst.<text:s/></text:span><text:span text:style-name="T20">1 zákona č. 106/1999 Sb., o svobodném přístupu k informacím, ve znění pozdějších předpisů</text:span></text:p>
      <text:p text:style-name="P21"/>
      <text:p text:style-name="P22">Vážený pane T.,</text:p>
      <text:p text:style-name="P23"><text:span text:style-name="T24">dne 21. 7. 2021 byla do Kancelá</text:span><text:span text:style-name="T25">ře veřejného ochránce práv doručena Vaše žádost podle zákona o svobodném přístupu k informacím, kterou<text:s/></text:span><text:span text:style-name="T26">žádáte následuj</text:span><text:span text:style-name="T27">ící informace</text:span><text:span text:style-name="T28">:</text:span></text:p>
      <text:list text:style-name="LFO3_1" text:continue-numbering="true">
        <text:list-item>
          <text:p text:style-name="P29"><text:span text:style-name="T30">zaslání zprávy z návšt</text:span><text:span text:style-name="T31">ěvy Věznice Karviná,</text:span></text:p>
        </text:list-item>
        <text:list-item>
          <text:p text:style-name="P32">zaslání adresy Evropského soudu pro Lidská práva a CPT.</text:p>
        </text:list-item>
      </text:list>
      <text:p text:style-name="P33"><text:span text:style-name="T34">K Vaší žádosti<text:s/></text:span><text:span text:style-name="T35">poskytuji následující informace</text:span><text:span text:style-name="T36">:</text:span></text:p>
      <text:p text:style-name="P37"><text:span text:style-name="T38">K bodu<text:s/></text:span><text:span text:style-name="T39">č. 1</text:span></text:p>
      <text:p text:style-name="P40"><text:span text:style-name="T41">Žádost o poskytnutí informace sm</text:span><text:span text:style-name="T42">ěřuje k již poskytnuté zveřejněné informaci.</text:span></text:p>
      <text:p text:style-name="P43"><text:span text:style-name="T44">Požadovanou informaci najdete zve</text:span><text:span text:style-name="T45">řejněnou na internetových stránkách veřejného ochránce práv (</text:span><text:a xlink:href="http://www.ochrance.cz/" office:target-frame-name="_top" xlink:show="replace"><text:span text:style-name="T46">www.ochrance.cz</text:span></text:a><text:span text:style-name="T47">). Požadovaný dokument je dostupný prost</text:span><text:span text:style-name="T48">řednictvím následujícího hypertextového odkazu:<text:s/></text:span><text:a xlink:href="https://www.ochrance.cz/info106/2019/64_2019_odpoved_priloha_1.odt" office:target-frame-name="_top" xlink:show="replace"><text:span text:style-name="T49">https://www.och</text:span><text:span text:style-name="T50">HYPERLINK "https://www.ochrance.cz/info106/2019/64_2019_odpoved_priloha_1.odt"</text:span><text:span text:style-name="T51">r</text:span><text:span text:style-name="T52">HYPERLINK "https://www.ochrance.cz/info106/2019/64_2019_odpoved_priloha_1.odt"</text:span><text:span text:style-name="T53">ance.cz/info106/2019/64_2019_odpoved_priloha_1.odt</text:span></text:a><text:span text:style-name="T54"><text:s/></text:span><text:span text:style-name="T55">(Úvod &gt; O nás &gt; Zásady poskytování informací dle zákona 106/1999 Sb. &gt; Přehled poskytnutých informací podle zákona č. 106/1999 Sb., o svobodném přístupu k informacím &gt; Informace podle zákona 106/1999 Sb. z</text:span><text:span text:style-name="T56">a rok 2019 &gt; 64/2019 – Informace z oblasti vězeňství &gt; příloha č. 1</text:span><text:span text:style-name="T57">).</text:span></text:p>
      <text:p text:style-name="P58"><text:span text:style-name="T59">Zprávu z návšt</text:span><text:span text:style-name="T60">ěvy věznice Karviná z roku 2014 zasílám rovněž přílohou.</text:span></text:p>
      <text:p text:style-name="P61"/>
      <text:p text:style-name="P62"><text:span text:style-name="T63">K bodu<text:s/></text:span><text:span text:style-name="T64">č. 2</text:span></text:p>
      <text:p text:style-name="P65">Adresa Evropského soudu pro lidská práva:</text:p>
      <text:p text:style-name="P66">The Registrar<text:s/></text:p>
      <text:p text:style-name="P67">European Court of Human Rights Council of Europe</text:p>
      <text:soft-page-break/>
      <text:p text:style-name="P68">F-67075 Strasbourg Cedex</text:p>
      <text:p text:style-name="P69">France</text:p>
      <text:p text:style-name="P70"><text:span text:style-name="T71">P</text:span><text:span text:style-name="T72">řílohou zasílám rovněž publikaci Evropského soudu pro lidská práva<text:s/></text:span><text:span text:style-name="T73">„Evropský soud pro lidská práva - Otázky a Odpovědi“.</text:span></text:p>
      <text:p text:style-name="P74"><text:span text:style-name="T75">Adresa Evropského výboru pro zabrán</text:span><text:span text:style-name="T76">ění mučení (CPT):</text:span></text:p>
      <text:p text:style-name="P77">Secretariat of the CPT Council of Europe</text:p>
      <text:p text:style-name="P78">F-67075 Strasbourg Cedex</text:p>
      <text:p text:style-name="P79">France</text:p>
      <text:p text:style-name="P80"/>
      <text:p text:style-name="P81"><text:span text:style-name="T82">P</text:span><text:span text:style-name="T83">řílohou zasílám rovněž informační leták CPT<text:s/></text:span><text:span text:style-name="T84">„CPT ve zkratce“.</text:span></text:p>
      <text:p text:style-name="P85"/>
      <text:p text:style-name="P86"/>
      <text:p text:style-name="P87"/>
      <text:p text:style-name="P88"/>
      <text:p text:style-name="P89"><text:span text:style-name="T90">JUDr. Pavel Po</text:span><text:span text:style-name="T91">řízek, Ph.D.</text:span></text:p>
      <text:p text:style-name="P92"><text:span text:style-name="T93">vedoucí Kancelá</text:span><text:span text:style-name="T94">ře veřejného ochránce práv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6">P</text:span><text:span text:style-name="T107">řílohy:</text:span></text:p>
      <text:list text:style-name="LFO3_1" text:continue-numbering="true">
        <text:list-item>
          <text:p text:style-name="P108"><text:span text:style-name="T109">Zpráva z návšt</text:span><text:span text:style-name="T110">ěvy Věznice Karviná z roku 2014</text:span></text:p>
        </text:list-item>
        <text:list-item>
          <text:p text:style-name="P111"><text:span text:style-name="T112">publikace Rady Evropy<text:s/></text:span><text:span text:style-name="T113">„Evropský soud pro lidská práva - Otázky a Odpov</text:span><text:span text:style-name="T114">ědi“</text:span></text:p>
        </text:list-item>
        <text:list-item>
          <text:p text:style-name="P115"><text:span text:style-name="T116">informa</text:span><text:span text:style-name="T117">ční leták CPT<text:s/></text:span><text:span text:style-name="T118">„CPT ve zkratce“</text:span></text:p>
        </text:list-item>
      </text:list>
      <text:p text:style-name="P119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L43G*</text:span></text:p>
        <text:p text:style-name="P12"><text:span text:style-name="T13">KVOPX00BL43G</text:span>KVOPX00BL43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8-18T11:51:00Z</meta:creation-date>
    <dc:date>2021-08-19T06:38:00Z</dc:date>
    <meta:print-date>2021-08-03T09:1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33" meta:character-count="2294" meta:row-count="16" meta:non-whitespace-character-count="1965"/>
  </office:meta>
</office:document-meta>
</file>